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tyle="italic" officeooo:rsid="001084b9" officeooo:paragraph-rsid="001084b9" style:font-style-asian="italic" style:font-style-complex="italic"/>
    </style:style>
    <style:style style:name="P2" style:family="paragraph" style:parent-style-name="Heading">
      <style:text-properties officeooo:rsid="0011c11d" officeooo:paragraph-rsid="0011c11d"/>
    </style:style>
    <style:style style:name="P3" style:family="paragraph" style:parent-style-name="Heading">
      <style:text-properties officeooo:rsid="001339bc" officeooo:paragraph-rsid="001339bc"/>
    </style:style>
    <style:style style:name="P4" style:family="paragraph" style:parent-style-name="Heading">
      <style:text-properties officeooo:rsid="001fac26" officeooo:paragraph-rsid="001fac26"/>
    </style:style>
    <style:style style:name="P5" style:family="paragraph" style:parent-style-name="Text_20_body">
      <style:text-properties officeooo:rsid="001084b9" officeooo:paragraph-rsid="001084b9"/>
    </style:style>
    <style:style style:name="P6" style:family="paragraph" style:parent-style-name="Text_20_body">
      <style:text-properties officeooo:rsid="0011c11d" officeooo:paragraph-rsid="0011c11d"/>
    </style:style>
    <style:style style:name="P7" style:family="paragraph" style:parent-style-name="Text_20_body">
      <style:text-properties officeooo:rsid="0011c11d" officeooo:paragraph-rsid="00167750"/>
    </style:style>
    <style:style style:name="P8" style:family="paragraph" style:parent-style-name="Text_20_body">
      <style:text-properties officeooo:rsid="001339bc" officeooo:paragraph-rsid="001339bc"/>
    </style:style>
    <style:style style:name="P9" style:family="paragraph" style:parent-style-name="Text_20_body">
      <style:text-properties officeooo:rsid="001339bc" officeooo:paragraph-rsid="00167750"/>
    </style:style>
    <style:style style:name="P10" style:family="paragraph" style:parent-style-name="Text_20_body">
      <style:text-properties officeooo:rsid="0014ccb0" officeooo:paragraph-rsid="0014ccb0"/>
    </style:style>
    <style:style style:name="P11" style:family="paragraph" style:parent-style-name="Text_20_body">
      <style:text-properties officeooo:rsid="00167750" officeooo:paragraph-rsid="00167750"/>
    </style:style>
    <style:style style:name="P12" style:family="paragraph" style:parent-style-name="Text_20_body">
      <style:text-properties officeooo:rsid="001857d3" officeooo:paragraph-rsid="001857d3"/>
    </style:style>
    <style:style style:name="P13" style:family="paragraph" style:parent-style-name="Text_20_body">
      <style:text-properties officeooo:rsid="001a364d" officeooo:paragraph-rsid="001bf4e1"/>
    </style:style>
    <style:style style:name="P14" style:family="paragraph" style:parent-style-name="Text_20_body">
      <style:text-properties officeooo:rsid="00193e39" officeooo:paragraph-rsid="00193e39"/>
    </style:style>
    <style:style style:name="P15" style:family="paragraph" style:parent-style-name="Text_20_body">
      <style:text-properties officeooo:rsid="001bf4e1" officeooo:paragraph-rsid="001bf4e1"/>
    </style:style>
    <style:style style:name="P16" style:family="paragraph" style:parent-style-name="Text_20_body">
      <style:text-properties officeooo:rsid="001fac26" officeooo:paragraph-rsid="001fac26"/>
    </style:style>
    <style:style style:name="P17" style:family="paragraph" style:parent-style-name="Text_20_body">
      <style:text-properties officeooo:rsid="0020bf61" officeooo:paragraph-rsid="0020bf61"/>
    </style:style>
    <style:style style:name="P18" style:family="paragraph" style:parent-style-name="Text_20_body">
      <style:text-properties officeooo:rsid="00217f5e" officeooo:paragraph-rsid="00217f5e"/>
    </style:style>
    <style:style style:name="P19" style:family="paragraph" style:parent-style-name="Title">
      <style:text-properties officeooo:rsid="001084b9" officeooo:paragraph-rsid="001084b9"/>
    </style:style>
    <style:style style:name="P20" style:family="paragraph" style:parent-style-name="Heading">
      <style:text-properties officeooo:rsid="0029d0d7" officeooo:paragraph-rsid="0029d0d7"/>
    </style:style>
    <style:style style:name="P21" style:family="paragraph" style:parent-style-name="Text_20_body">
      <style:text-properties officeooo:rsid="0011c11d" officeooo:paragraph-rsid="0011c11d"/>
    </style:style>
    <style:style style:name="P22" style:family="paragraph" style:parent-style-name="Text_20_body">
      <style:text-properties officeooo:rsid="0029d0d7" officeooo:paragraph-rsid="0029d0d7"/>
    </style:style>
    <style:style style:name="P23" style:family="paragraph" style:parent-style-name="Subtitle">
      <style:text-properties officeooo:rsid="001084b9" officeooo:paragraph-rsid="002574c4"/>
    </style:style>
    <style:style style:name="P24" style:family="paragraph" style:parent-style-name="Heading_20_1">
      <style:text-properties officeooo:rsid="0011c11d" officeooo:paragraph-rsid="0011c11d"/>
    </style:style>
    <style:style style:name="P25" style:family="paragraph" style:parent-style-name="Heading_20_1">
      <style:text-properties officeooo:rsid="0014ccb0" officeooo:paragraph-rsid="0014ccb0"/>
    </style:style>
    <style:style style:name="P26" style:family="paragraph" style:parent-style-name="Heading_20_1">
      <style:text-properties officeooo:rsid="00167750" officeooo:paragraph-rsid="00167750"/>
    </style:style>
    <style:style style:name="P27" style:family="paragraph" style:parent-style-name="Heading_20_1">
      <style:text-properties officeooo:rsid="0016abf1" officeooo:paragraph-rsid="0016abf1"/>
    </style:style>
    <style:style style:name="T1" style:family="text">
      <style:text-properties officeooo:rsid="001339bc"/>
    </style:style>
    <style:style style:name="T2" style:family="text">
      <style:text-properties officeooo:rsid="00167750"/>
    </style:style>
    <style:style style:name="T3" style:family="text">
      <style:text-properties officeooo:rsid="001bf4e1"/>
    </style:style>
    <style:style style:name="T4" style:family="text">
      <style:text-properties officeooo:rsid="001f759d"/>
    </style:style>
    <style:style style:name="T5" style:family="text">
      <style:text-properties officeooo:rsid="002574c4"/>
    </style:style>
    <style:style style:name="T6" style:family="text">
      <style:text-properties officeooo:rsid="00268b92"/>
    </style:style>
    <style:style style:name="T7" style:family="text">
      <style:text-properties officeooo:rsid="0029d0d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tab/><text:tab/><text:tab/><text:tab/><text:tab/><text:tab/><text:tab/>Petri Kallio</text:p>
      <text:p text:style-name="P1"><text:tab/><text:tab/><text:tab/><text:tab/><text:tab/><text:tab/><text:tab/><text:tab/><text:tab/><text:tab/><text:tab/><text:tab/>op. nro. 012843064</text:p>
      <text:p text:style-name="P1"><text:tab/><text:tab/><text:tab/><text:tab/><text:tab/><text:tab/><text:tab/><text:tab/><text:tab/><text:tab/><text:tab/><text:tab/>s.posti <text:a xlink:type="simple" xlink:href="mailto:petri.j.kallio@helsinki.fi" text:style-name="Internet_20_link" text:visited-style-name="Visited_20_Internet_20_Link">petri.j.kallio@helsinki.fi</text:a></text:p>
      <text:p text:style-name="P1"><text:tab/><text:tab/><text:tab/><text:tab/><text:tab/><text:tab/><text:tab/><text:tab/><text:tab/><text:tab/><text:tab/><text:tab/>Helsingin yliopisto</text:p>
      <text:p text:style-name="P1"><text:tab/><text:tab/><text:tab/><text:tab/><text:tab/><text:tab/><text:tab/><text:tab/><text:tab/><text:tab/><text:tab/><text:tab/>Matemaattis-luonnontieteellinen tiedekunta</text:p>
      <text:p text:style-name="P1"><text:tab/><text:tab/><text:tab/><text:tab/><text:tab/><text:tab/><text:tab/><text:tab/><text:tab/><text:tab/><text:tab/><text:tab/>Tietojenkäsittelytieteen laitos</text:p>
      <text:p text:style-name="P1"><text:tab/><text:tab/><text:tab/><text:tab/><text:tab/><text:tab/><text:tab/><text:tab/><text:tab/><text:tab/><text:tab/><text:tab/>Tietorakenteet ja algoritmit -harjoitustyö</text:p>
      <text:p text:style-name="P1"><text:tab/><text:tab/><text:tab/><text:tab/><text:tab/><text:tab/><text:tab/><text:tab/><text:tab/><text:tab/><text:tab/><text:tab/>Kevät 2017</text:p>
      <text:p text:style-name="P1"/>
      <text:p text:style-name="P1"/>
      <text:p text:style-name="P19">DASP-5000</text:p>
      <text:p text:style-name="P23">Määrittelydokumentti</text:p>
      <text:p text:style-name="P23"><text:span text:style-name="T5">versio 1.1 (31.1.2017)</text:span></text:p>
      <text:p text:style-name="P5"/>
      <text:h text:style-name="P24" text:outline-level="1">Työn aihe</text:h>
      <text:p text:style-name="P6">Harjoitustyön tarkoituksena on tuottaa ohjelmisto, jonka avulla voidaan muokata äänitiedostoja. Projektin nimi DASP-5000 on lyhenne sanoista Digital Audio Signal Processor. <text:span text:style-name="T2">Käytettävä ohjelmointikieli on Java.</text:span></text:p>
      <text:p text:style-name="P6"/>
      <text:h text:style-name="P24" text:outline-level="1">Toteutettavat algoritmit</text:h>
      <text:p text:style-name="P6">Algoritmeja toteutetaan järjestyksessä niin monta kuin harjoitustyöhön varattu aika sallii. Algoritmit toteutetaan pääsääntöisesti siinä järjestyk<text:span text:style-name="T1">s</text:span>essä, <text:span text:style-name="T1">jossa </text:span>ne <text:span text:style-name="T1">alla</text:span> tässä esitelty.</text:p>
      <text:p text:style-name="P20">Äänitiedoston avaaminen muokattavaksi sekä muokatun tiedoston tallentaminen</text:p>
      <text:p text:style-name="P22">Tarkoituksena on tuottaa algoritmit sekä tiedoston sisältämän tavuvuon saattamiseksi muokattavaan muotoon (sanoiksi) että muokatun äänidatan saattaminen jälleen tiedostoon tallennettavaksi tavuvuoksi. Tämä vaihe on elintärkeä kaikkien alla esiteltyjen algoritmien toteuttamisen kannalta. <text:span text:style-name="T2">Tavoiteltava aikavaativuus on O(n). Tavoiteltava </text:span>tila<text:span text:style-name="T2">vaativuus on O(n).</text:span></text:p>
      <text:p text:style-name="P2">Ääniraidan analysointi</text:p>
      <text:p text:style-name="P6">Tarkoituksena on tuottaa analyysi tietyistä ääniraidan ominaisuuksista, kuten äänenvoimakkuuden huipputaso, <text:span text:style-name="T5">äänenvoimakkuuden minimitaso sekä ääniraidan kesto</text:span>. <text:span text:style-name="T2">Analysoinnin ratkaisema ongelma on ensisijaisesti alla esiteltyjen algoritmien tarvitsemien tietojen tuottaminen.</text:span> <text:bookmark-start text:name="__DdeLink__134_998591403"/><text:span text:style-name="T2">Tavoiteltava aikavaativuus on O(n).</text:span><text:bookmark-end text:name="__DdeLink__134_998591403"/><text:span text:style-name="T2"> Tavoiteltava tilavaativuus on O(1).</text:span></text:p>
      <text:p text:style-name="P4"><text:soft-page-break/>Ääniraidan vaiheen kääntäminen</text:p>
      <text:p text:style-name="P16">Ääniraidan vaiheen kääntämisellä tarkoitetaan prosessia, jossa jokainen positiivinen näyte muutetaan negatiiviseksi näytteeksi ja jokainen negatiivinen näyte puolestaan positiiviseksi. <text:span text:style-name="T2">Tavoiteltava aikavaativuus on O(n). Tavoiteltava tilavaativuus on O(1).</text:span></text:p>
      <text:p text:style-name="P4">Ääniraidan kääntäminen</text:p>
      <text:p text:style-name="P16">Ääniraidan kääntämisellä tarkoitetaan prosessia, jonka jälkeen ääniraita soi lopusta alkuun. <text:span text:style-name="T2">Tavoiteltava aikavaativuus on O(n). Tavoiteltava tilavaativuus on O(1).</text:span></text:p>
      <text:p text:style-name="P2">Ääniraidan normalisointi</text:p>
      <text:p text:style-name="P7">Ääniraidan normalisoinnissa ääniraidan huippukohta etsitään ja lasketaan, kuinka paljon äänenvoimakkuutta tulee huipputason kohdalla muuttaa, jotta ääniraita saadaan normalisoitua haluttuun tasoon, esimerkiksi -0,1 dB<text:span text:style-name="T6">FS</text:span>:iin <text:span text:style-name="T6">(decibels relative to full scale)</text:span>. Tämän jälkeen jokainen ääniraidan näyte lasketaan uudestaan niin, että se on oikeassa suhteessa uuteen, normalisoituun tasoon. <text:span text:style-name="T2">Ongelma, jonka operaatio ratkaisee, on ääniraidan Tätä operaatiota ei voida toteuttaa reaaliajassa, eikä puskuroimalla, sillä koko ääniraita tulee analysoida, ennen kuin muokkaus voidaan tehdä. Tavoiteltava aikavaativuus on O(n). Tavoiteltava tilavaativuus on O(1).</text:span></text:p>
      <text:p text:style-name="P2">Kahden (tai useamman) ääniraidan miksaaminen yhdeksi ääniraidaksi</text:p>
      <text:p text:style-name="P7">Ääniraitojen miksaamisessa kaksi tai useampi ääniraita sulautetaan yhdeksi niin, ettei missään vaiheessa ylitetä tai aliteta <text:span text:style-name="T1">ääniraitojen bittisyvyyttä. Tämä operaatio voidaan toteuttaa reaaliajassa, sillä raitojen analysointia etukäteen ei tarvita. Jos aikaa jää, voidaan tähän operaatioon lisätä parametrit, jonka avulla saadaan määritettyä raitojen miksaussuhde. Tavoiteltava aikavaativuus on O(n). Tavoiteltava tilavaativuus on myös O(n).</text:span></text:p>
      <text:p text:style-name="P3">Gate</text:p>
      <text:p text:style-name="P9">Ääniraidan gate'aamisella tarkoitetaan, että tietyn raja-arvon alittavat näytteet vaimennetaan täydelliseksi hiljaisuudeksi. Tämä ominaisuus on omiaan esimerkiksi kohinan ja muiden hälyäänien poistoon. Tätä ominaisuutta ei voida toteuttaa täysin reaaliaikaisena ilman kuuluvia säröääniä ääniraidassa. Tämä johtuu siitä, että äkillinen muutos nollatason sekä siitä huomattavasti poikkeavan tason välillä aiheuttaa kaiuttimista selvästi kuultava ”naksauksen”. Liukuman sekä hiljaisuuteen, että siitä pois tulee täten olla mahdollisimman hienovarainen. <text:span text:style-name="T2">Tavoiteltava aikavaativuus on O(n). Tavoiteltava tilavaativuus on myös O(n).</text:span></text:p>
      <text:p text:style-name="P8"/>
      <text:h text:style-name="P25" text:outline-level="1">Toteutettavat tietorakenteet</text:h>
      <text:p text:style-name="P10"><text:span text:style-name="T7">Tavuvuosta parsitut sanat tallennetaan dynaamiseen taulukkoon, joka toteutetaan projektin aikana. </text:span>Äänisignaalin puskurointi niissä tapauksissa, missä sitä vaaditaan, vaatii ainakin jonorakenteen toteuttamisen. <text:span text:style-name="T2">Toteutettavien tietorakenteiden tarve päivittyy projektin edetessä.</text:span></text:p>
      <text:p text:style-name="P10"/>
      <text:h text:style-name="P26" text:outline-level="1"><text:soft-page-break/>Ohjelman syötteet</text:h>
      <text:p text:style-name="P11">Ensisijaisesti syötteet on tarkoitus antaa ohjelmalle pakkaamattomina WAV-äänitiedostoina. Äänitiedostojen näytteenottotaajuus sekä bittisyvyys rajoitetaan ainakin alussa <text:span text:style-name="T3">ainoastaan </text:span>44,1 kHz:iin sekä 16 bittiin. <text:span text:style-name="T4">Ääniraidat muokataan algoritmisesti tavu kerrallaan. </text:span>Muokatut äänitiedostot kirjoitetaan jälleen uusiksi äänitiedostoiksi, joiden formaatti on sama kuin luetuilla tiedostoillakin. Mahdollisuutta prosessoida myös linjasisääntulosta tulevaa signaalia sekä signaalin toistamista reaaliajassa tutkitaan projektin edetessä.</text:p>
      <text:p text:style-name="P11"/>
      <text:h text:style-name="P27" text:outline-level="1">Lähteet</text:h>
      <text:p text:style-name="P15">Cormen, Leiserson, Rivest, Stein. Introduction to Algorithms. The MIT Press, 2009.</text:p>
      <text:p text:style-name="P15">Muller, J. M. Elementary Functions: algorithms and implementation. Birkhäuser, 2006.</text:p>
      <text:p text:style-name="P12">Müller, Meinard. Fundamentals of Music Processing: Audio, Analysis, Algorithms, Applications. <text:tab/>Springer 2015.</text:p>
      <text:p text:style-name="P13">Oracle Java Documentation: The Java Tutorials, <text:a xlink:type="simple" xlink:href="http://docs.oracle.com/javase/tutorial/sound/" text:style-name="Internet_20_link" text:visited-style-name="Visited_20_Internet_20_Link">http://docs.oracle.com/javase/tutorial/sound/</text:a>.</text:p>
      <text:p text:style-name="P14">Toth, Viktor T. Mixing Digital Audio. <text:a xlink:type="simple" xlink:href="http://Www.wtoth.com/" text:style-name="Internet_20_link" text:visited-style-name="Visited_20_Internet_20_Link">www.wtoth.com</text:a> 2002. <text:tab/><text:a xlink:type="simple" xlink:href="http://www.vttoth.com/CMS/index.php/technical-notes/68" text:style-name="Internet_20_link" text:visited-style-name="Visited_20_Internet_20_Link">http://www.vttoth.com/CMS/index.php/technical-notes/68</text:a>.</text:p>
      <text:p text:style-name="P17">Wikipedia. dBFS. Wikipedia: The Free Encyclopedia, 2017. <text:a xlink:type="simple" xlink:href="https://en.wikipedia.org/wiki/DBFS" text:style-name="Internet_20_link" text:visited-style-name="Visited_20_Internet_20_Link">https://en.wikipedia.org/wiki/DBFS</text:a>.</text:p>
      <text:p text:style-name="P18">Wikipedia. Root mean square. Wikipedia: The Free Encyclopedia, 2017. <text:tab/><text:a xlink:type="simple" xlink:href="https://en.wikipedia.org/wiki/Root_mean_square" text:style-name="Internet_20_link" text:visited-style-name="Visited_20_Internet_20_Link">https://en.wikipedia.org/wiki/Root_mean_square</text:a>.</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0T10:56:44.288309487</meta:creation-date>
    <dc:date>2017-01-31T10:56:47.314684179</dc:date>
    <meta:editing-duration>PT1H43M17S</meta:editing-duration>
    <meta:editing-cycles>20</meta:editing-cycles>
    <meta:generator>LibreOffice/5.1.4.2$Linux_X86_64 LibreOffice_project/10m0$Build-2</meta:generator>
    <meta:document-statistic meta:table-count="0" meta:image-count="0" meta:object-count="0" meta:page-count="3" meta:paragraph-count="41" meta:word-count="560" meta:character-count="5414" meta:non-whitespace-character-count="4796"/>
  </office:meta>
</office:document-meta>
</file>